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ubtitle">
      <style:paragraph-properties fo:margin-top="0in" fo:margin-bottom="0.222in" loext:contextual-spacing="false" fo:text-align="justify" style:justify-single-word="false"/>
    </style:style>
    <style:style style:name="P3"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ir9sfavi49jz"/>Zło w kucykach</text:p>
      <text:p text:style-name="P2"><text:bookmark text:name="_tg5sfsxrevjp"/>Ktokolwiek widział? Ktokolwiek wie?</text:p>
      <text:p text:style-name="P1">Zastanawialiście się kiedyś, czy kucyki są zdolne do czynienia zła przez duże Z? Czy dokonują takich zbrodni jak morderstwa, gwałty i handel żywym towarem? Czy Sombra i Nightmare Moon byli świadomi swoich czynów? A może to tylko zwykłe zagubione istoty, skorumpowane przez mroczne potęgi? W dzisiejszym artykule rozważymy dlaczego świat My Little Pony wydaje się taki cukierkowy, niewinny i radosny. Odwiesimy rozum i godność człowieka na wieszak i będziemy udawać, że to bynajmniej nie dlatego, iż mamy do czynienia z serialem dla dzieci.</text:p>
      <text:p text:style-name="P1">Zacznę od zdefiniowania zła przez duże Z. Przede wszystkim musi być czynione z pełną świadomością złoczyńcy. Jeśli ktoś popchnie koleżankę, a ta się przewróci i zabije, to jest to raczej wypadek, a nie morderstwo. Bójki, manipulacje, bycie bucem czy nawet napady na bank… Dobra, może to nie jest coś dobrego, ale ciężko to nazwać straszliwą zbrodnią. Nigdy nie widzieliśmy by jeden kucyk próbował zamordować drugiego kucyka. Nawet Mane-iac, postać z kucykowego komiksu… chciała zniszczyć fryzury swym wrogom. O ile to nie był zeszyt dla źrebaków, to wiele mówi o kucykach. Dla nich prawdziwe zło jest czymś nie do pojęcia, mimo że w ich świecie występuje.</text:p>
      <text:p text:style-name="P1">Co prawda pojawiają się istoty takie jak Tirek, które chcą wszystko zniszczyć, bo tak. On zdecydowanie jest takim klasycznym złem. Jest Chrysalis, która próbuje kucyki podbić, jednak nie jest przy tym w zasadzie zła – po prostu robi to co leży w jej podmieńczej naturze. A Discord… On zwyczajnie się nudził. Pan Chaosu nie jest dobry ani zły. Jest pierwotną siłą. Z nie-kucyków pozostał tylko Iron Will, który jest w sumie bardzo spoko gościem. Nie oszukuje (to nie jego wina, że klienci nie czytają warunków umowy), nikogo nie krzywdzi. W zasadzie to zarabia zupełnie uczciwie. Rozumnymi oraz groźnymi stworzeniami są też smoki, które w większości kucyków nie lubią i nimi gardzą. Jest to prawdopodobnie spowodowane skrajnie odmienną kulturą i smoczym kultem siły.</text:p>
      <text:p text:style-name="P1">Mamy też kucyki – Sombrę, który zniewolił całe Kryształowe Imperium, Nightmare Moon, która chciała ewaporować Celestię i sprowadzić wieczną noc, Stygiana, który chciał wszystko zniszczyć oraz Starlight Glimmer, która chciała się zemścić na Twilight. Trzy pierwsze przypadki łączy pewna rzecz, dlatego zajmę się nimi później. Jeśli chodzi o naszą komuszkę, to chciała zabrać Twalotowi znaczek, przyjaciółki i przyszłość. W sumie, to nie brzmi wcale aż tak strasznie. Pewnie Twilight wiodłaby życie przeciętnego jednorożca i zakumplowała się z kimś innym. Może zostałaby bibliotekarką albo nauczycielką? Znaczek dostałaby i tak, pewnie ten sam, więc może nawet i tak Celestia przyjęła ją pod swoje skrzydła, tylko trochę później. Okropne, nie?</text:p>
      <text:p text:style-name="P1">Sombra, Nightmare Moon i Stygian (jako Pony of Shadows) zachowują się i wyglądają dziwnie. Kucyki zazwyczaj nie mają ciała z cienia. Wiemy, że Stygian został opętany przez moc ze studni w Hollow Shades, a Nightmare Moon nie była Luną, przynajmniej nie do końca. Luna podczas swojej przemiany wyglądała na przerażoną, a kiedy uwolniła się od tej formy, to bardzo wszystkiego żałowała. Sądzę, że ona również dostała się we władanie mrocznych potęg i podejrzewam, że to samo dotknęło Sombrę. Co prawda według komiksów w zasadzie nie jest kucykiem i w ogóle jest już dobry, ale finał 7 sezonu pokazał, że komiksy są tak średnio kanoniczne – ten z syrenami został zupełnie obalony, a ponieważ to ta sama seria, to niewykluczone, że Sombra stał się zły, bo zupa była za słona. </text:p>
      <text:p text:style-name="P1">Wszystko wskazuje, że kiedy kucyki są zaślepione smutkiem bądź gniewem stają się podatne na działanie demonów, cienia czy czymkolwiek to coś jest. Kiedy ta istota połączy się z kucykiem, wówczas ten nie może się od niej uwolnić bez pomocy potężnej magii, takiej jak Laser Przyjaźni. Taki opętany staje się więźniem własnych uczuć i złych emocji – Nightmare Moon była groźna w zasadzie tylko dla Celestii, bo w chwili przemiany była skupiona tylko na niej. Chciała rządzić i być kochana, no i w sumie, to w alternatywnej linii czasu jej się to udało.</text:p>
      <text:p text:style-name="P1">Oczywiście, zaraz znajdą się ludzie, którzy powiedzą, że to dalej była ich wina, ich złe myśli i w ogóle. A teraz przyznać się – kto nigdy nie chciał żeby ktoś inny spadł i sobie głupi ryj rozwalił? Podejrzewam, że większość z Was przynajmniej parę razy w życiu marzyła o jakimś małym ludobójstwie, co nie znaczy, że byłaby w stanie zrobić coś takiego. Ale wygląda na to, że połączenie z Cieniem niweluje te opory. Podobnie działa Amulet Alikorna. Nie wierzę, że Trixie bez jego wpływu zrobiłaby coś więcej od popisywania się i spuszczania łomotu Twilight.</text:p>
      <text:p text:style-name="P1">W serii pojawia się też mniejsze zło, takie jak Diamond Tiara, która dokuczała koleżankom. Jednak nie oszukujmy się – gdyby CMC nie były ostatnimi ofiarami losu, to już dawno rozwiązałyby ten problem. Na przykład idąc na skargę do jej rodziców albo po prostu odpowiadając jej taką samą monetą. Ewentualnie spuszczając łomot. Diamond Tiara w swoich akcjach nie robiła tak naprawdę nic strasznego.</text:p>
      <text:p text:style-name="P1">Innym przypadkiem jest pan bizneskuc z Las Pegasus, który to skłócał swoich pracowników, żeby nie odeszli gdzie indziej. I jest to coś godnego potępienia, jest to zachowanie zupełnie wyrachowane, ale w sumie nie jest jakoś szczególnie groźne. Podobnie jak Suri Polomare, która wykorzystała Rarity i ukradła jej projekty. Małe zło na skalę lokalną. I jak to w dowcipach o Stalinie: a mógł zabić.</text:p>
      <text:p text:style-name="P1">Wygląda na to, że choć kucyki nie są zupełnie dobre, miłe i niewinne, to w serialu nie są z natury zdolne do naprawdę strasznych czynów, a ich najgorsze występki są na poziomie ludzkiego przedszkola. Co prawda dzieci bywają straszne, ale w tym wieku raczej się jeszcze nie mordują… Dobra, cofam to. Nie było tematu.</text:p>
      <text:p text:style-name="P1">Obrazki:</text:p>
      <text:p text:style-name="P1"><text:a xlink:type="simple" xlink:href="https://1jaz.deviantart.com/art/Nightmare-369413434" text:style-name="Internet_20_link" text:visited-style-name="Visited_20_Internet_20_Link"><text:span text:style-name="T1">https://1jaz.deviantart.com/art/Nightmare-369413434</text:span></text:a></text:p>
      <text:p text:style-name="P1"><text:a xlink:type="simple" xlink:href="https://bra1neater.deviantart.com/art/Discord-709693319" text:style-name="Internet_20_link" text:visited-style-name="Visited_20_Internet_20_Link"><text:span text:style-name="T1">https://bra1neater.deviantart.com/art/Discord-709693319</text:span></text:a></text:p>
      <text:p text:style-name="P1"><text:a xlink:type="simple" xlink:href="https://inuhoshi-to-darkpen.deviantart.com/art/Small-Sanctuary-709595429" text:style-name="Internet_20_link" text:visited-style-name="Visited_20_Internet_20_Link"><text:span text:style-name="T1">https://inuhoshi-to-darkpen.deviantart.com/art/Small-Sanctuary-709595429</text:span></text:a></text:p>
      <text:p text:style-name="P1"><text:a xlink:type="simple" xlink:href="https://tsitra360.deviantart.com/art/Smack-711888759" text:style-name="Internet_20_link" text:visited-style-name="Visited_20_Internet_20_Link"><text:span text:style-name="T1">https://tsitra360.deviantart.com/art/Smack-711888759</text:span></text:a></text:p>
      <text:p text:style-name="P1"><text:a xlink:type="simple" xlink:href="https://cahandariella.deviantart.com/art/Dark-Lord-Request-703185499" text:style-name="Internet_20_link" text:visited-style-name="Visited_20_Internet_20_Link"><text:span text:style-name="T1">https://cahandariella.deviantart.com/art/Dark-Lord-Request-70318549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918" meta:character-count="6035" meta:non-whitespace-character-count="5128"/>
    <meta:generator>LibreOfficeDev/5.1.0.3$Linux_X86_64 LibreOffice_project/</meta:generator>
  </office:meta>
</office:document-meta>
</file>